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name="DejaVu Sans Light" fo:font-size="15pt" fo:font-weight="bold" officeooo:rsid="0019e546" officeooo:paragraph-rsid="0019e54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style:font-name="DejaVu Sans Light" fo:font-size="15pt" fo:font-weight="bold" officeooo:rsid="0019e546" officeooo:paragraph-rsid="0019e546" fo:background-color="#00ccff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DejaVu Sans Light" officeooo:rsid="0019e546" officeooo:paragraph-rsid="0019e546"/>
    </style:style>
    <style:style style:name="P4" style:family="paragraph" style:parent-style-name="Standard">
      <style:text-properties style:font-name="DejaVu Sans Light" officeooo:rsid="001b87e0" officeooo:paragraph-rsid="001b87e0"/>
    </style:style>
    <style:style style:name="P5" style:family="paragraph" style:parent-style-name="Standard">
      <style:text-properties style:font-name="DejaVu Sans Light" officeooo:rsid="001be140" officeooo:paragraph-rsid="001be140"/>
    </style:style>
    <style:style style:name="P6" style:family="paragraph" style:parent-style-name="Standard" style:list-style-name="L1">
      <style:text-properties style:font-name="DejaVu Sans Light" officeooo:rsid="001be140" officeooo:paragraph-rsid="001be140"/>
    </style:style>
    <style:style style:name="P7" style:family="paragraph" style:parent-style-name="Standard">
      <style:text-properties style:font-name="DejaVu Sans Light" officeooo:rsid="001be140" officeooo:paragraph-rsid="001be140" fo:background-color="#ffff00"/>
    </style:style>
    <style:style style:name="P8" style:family="paragraph" style:parent-style-name="Standard">
      <style:text-properties style:font-name="DejaVu Sans Light" fo:font-weight="bold" officeooo:rsid="001be140" officeooo:paragraph-rsid="001be140" style:font-weight-asian="bold" style:font-weight-complex="bold"/>
    </style:style>
    <style:style style:name="T1" style:family="text">
      <style:text-properties officeooo:rsid="001b87e0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stión tecnológica</text:p>
      <text:p text:style-name="P1"/>
      <text:p text:style-name="P3">Prof. Matilde Flores - <text:a xlink:type="simple" xlink:href="mailto:floresurbaez8@gmail.com" text:style-name="Internet_20_link" text:visited-style-name="Visited_20_Internet_20_Link">floresurbaez8@gmail.com</text:a></text:p>
      <text:p text:style-name="P3">Grupo <text:span text:style-name="T1">#8</text:span>: Luigi Rojas</text:p>
      <text:p text:style-name="P3"><text:tab/> <text:s text:c="7"/>Samuel Parra </text:p>
      <text:p text:style-name="P3"><text:tab/> <text:s text:c="7"/>José <text:span text:style-name="T1">Otero</text:span></text:p>
      <text:p text:style-name="P3"/>
      <text:p text:style-name="P4">Punto: <text:span text:style-name="T2">Adaptación de tecnologías </text:span>(en el libro: capítulo 2, pág. 62 a 63)</text:p>
      <text:p text:style-name="P5"><text:tab/>En el cuadro, al lado del punto hay viñetas que ayudarán a facilitar la investigación, como el glosario al final.</text:p>
      <text:p text:style-name="P5"/>
      <text:p text:style-name="P8">Aspectos a evaluar:</text:p>
      <text:p text:style-name="P8"/>
      <text:list xml:id="list9011376252833130256" text:style-name="L1">
        <text:list-item>
          <text:p text:style-name="P6">La exposición debe durar 20 min.</text:p>
        </text:list-item>
        <text:list-item>
          <text:p text:style-name="P6">Calidad de las diapositivas</text:p>
        </text:list-item>
        <text:list-item>
          <text:p text:style-name="P6">Presentación personal</text:p>
        </text:list-item>
        <text:list-item>
          <text:p text:style-name="P6">Dominio del tema</text:p>
        </text:list-item>
        <text:list-item>
          <text:p text:style-name="P6">Resumen de 2 páginas del tema (Arial 12, espacio 1, hojas enumeradas; cabecera: Asignatura, No. de grupos, Integrantes, profesora, y debajo el nombre tema centrado)</text:p>
          <text:p text:style-name="P6"/>
        </text:list-item>
      </text:list>
      <text:p text:style-name="P7">Evaluación del avance de la investigación para el lunes 20.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0:07:03.072936773</meta:creation-date>
    <dc:date>2017-02-13T10:52:01.698167473</dc:date>
    <meta:editing-duration>PT36M2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107" meta:character-count="657" meta:non-whitespace-character-count="550"/>
  </office:meta>
</office:document-meta>
</file>